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Standard">
      <style:text-properties fo:font-size="15pt" fo:font-weight="bold" style:font-size-asian="15pt" style:font-weight-asian="bold" style:font-size-complex="15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NEXO USO DE @keyframes y animaciones</text:p>
      <text:p text:style-name="Standard"/>
      <text:h text:style-name="Heading_20_3" text:outline-level="3">Desglose del Código</text:h>
      <text:h text:style-name="Heading_20_4" text:outline-level="4">1. <text:span text:style-name="Source_20_Text">@keyframes ejemploAnimacion { ... }</text:span></text:h>
      <text:p text:style-name="Text_20_body">Esta es una regla CSS que se utiliza para definir una animación. Dentro de esta regla, se especifican las etapas de la animación (cómo debe cambiar el elemento en diferentes momentos).</text:p>
      <text:list xml:id="list6312416077544043755" text:style-name="L1">
        <text:list-item>
          <text:p text:style-name="P1"><text:span text:style-name="Source_20_Text">@keyframes</text:span>: Palabra clave que define una animación.</text:p>
        </text:list-item>
        <text:list-item>
          <text:p text:style-name="P1"><text:span text:style-name="Source_20_Text">ejemploAnimacion</text:span>: Nombre de la animación. Este nombre se usará para referirse a esta animación en otras reglas CSS.</text:p>
        </text:list-item>
      </text:list>
      <text:h text:style-name="Heading_20_4" text:outline-level="4">2. <text:span text:style-name="Source_20_Text">from {opacity: 0;}</text:span></text:h>
      <text:p text:style-name="Text_20_body">Define el estado inicial de la animación.</text:p>
      <text:list xml:id="list5929932782950618683" text:style-name="L2">
        <text:list-item>
          <text:p text:style-name="P2"><text:span text:style-name="Source_20_Text">from</text:span>: Define el inicio de la animación (equivale al 0% del tiempo de la animación).</text:p>
        </text:list-item>
        <text:list-item>
          <text:p text:style-name="P2"><text:span text:style-name="Source_20_Text">opacity: 0;</text:span>: Establece la opacidad del elemento en 0 (completamente transparente) al inicio de la animación.</text:p>
        </text:list-item>
      </text:list>
      <text:h text:style-name="Heading_20_4" text:outline-level="4">3. <text:span text:style-name="Source_20_Text">to {opacity: 1;}</text:span></text:h>
      <text:p text:style-name="Text_20_body">Define el estado final de la animación.</text:p>
      <text:list xml:id="list963347053523289777" text:style-name="L3">
        <text:list-item>
          <text:p text:style-name="P3"><text:span text:style-name="Source_20_Text">to</text:span>: Define el final de la animación (equivale al 100% del tiempo de la animación).</text:p>
        </text:list-item>
        <text:list-item>
          <text:p text:style-name="P3"><text:span text:style-name="Source_20_Text">opacity: 1;</text:span>: Establece la opacidad del elemento en 1 (completamente opaco) al final de la animación.</text:p>
        </text:list-item>
      </text:list>
      <text:h text:style-name="Heading_20_4" text:outline-level="4">4. <text:span text:style-name="Source_20_Text">.animacion { ... }</text:span></text:h>
      <text:p text:style-name="Text_20_body">Esta es una regla de clase CSS que aplica la animación a los elementos HTML que tienen la clase <text:span text:style-name="Source_20_Text">animacion</text:span>.</text:p>
      <text:list xml:id="list3352267209821517376" text:style-name="L4">
        <text:list-item>
          <text:p text:style-name="P4"><text:span text:style-name="Source_20_Text">.animacion</text:span>: Selecciona cualquier elemento con la clase <text:span text:style-name="Source_20_Text">animacion</text:span>.</text:p>
        </text:list-item>
      </text:list>
      <text:h text:style-name="Heading_20_4" text:outline-level="4">5. <text:span text:style-name="Source_20_Text">animation: ejemploAnimacion 2s infinite;</text:span></text:h>
      <text:p text:style-name="Text_20_body">Esta propiedad aplica la animación definida a los elementos seleccionados y especifica sus propiedades.</text:p>
      <text:list xml:id="list1181717521782327246" text:style-name="L5">
        <text:list-item>
          <text:p text:style-name="P5"><text:span text:style-name="Source_20_Text">animation</text:span>: Propiedad que aplica una animación a un elemento.</text:p>
        </text:list-item>
        <text:list-item>
          <text:p text:style-name="P5"><text:span text:style-name="Source_20_Text">ejemploAnimacion</text:span>: Nombre de la animación que se está aplicando.</text:p>
        </text:list-item>
        <text:list-item>
          <text:p text:style-name="P5"><text:span text:style-name="Source_20_Text">2s</text:span>: Duración de la animación (2 segundos).</text:p>
        </text:list-item>
        <text:list-item>
          <text:p text:style-name="P5"><text:span text:style-name="Source_20_Text">infinite</text:span>: Repite la animación indefinidamente.</text:p>
        </text:list-item>
      </text:list>
      <text:h text:style-name="Heading_20_3" text:outline-level="3">Explicación Completa</text:h>
      <text:p text:style-name="Standard">@keyframes ejemploAnimacion {<text:line-break/> <text:s text:c="3"/>from { opacity: 0; }<text:line-break/><text:soft-page-break/> <text:s text:c="3"/>to { opacity: 1; }<text:line-break/>}<text:line-break/><text:line-break/>.animacion {<text:line-break/> <text:s text:c="3"/>animation: ejemploAnimacion 2s infinite;<text:line-break/>}<text:line-break/></text:p>
      <text:p text:style-name="Standard"/>
      <text:list xml:id="list2774216696885405661" text:style-name="L6">
        <text:list-item>
          <text:p text:style-name="P6"><text:span text:style-name="Source_20_Text">@keyframes ejemploAnimacion { ... }</text:span>: Define una animación llamada <text:span text:style-name="Source_20_Text">ejemploAnimacion</text:span> que cambiará la opacidad de un elemento desde 0 (transparente) hasta 1 (opaco).</text:p>
        </text:list-item>
        <text:list-item>
          <text:p text:style-name="P6"><text:span text:style-name="Source_20_Text">from { opacity: 0; }</text:span>: El inicio de la animación establece la opacidad en 0.</text:p>
        </text:list-item>
        <text:list-item>
          <text:p text:style-name="P6"><text:span text:style-name="Source_20_Text">to { opacity: 1; }</text:span>: El final de la animación establece la opacidad en 1.</text:p>
        </text:list-item>
        <text:list-item>
          <text:p text:style-name="P6"><text:span text:style-name="Source_20_Text">.animacion { animation: ejemploAnimacion 2s infinite; }</text:span>: Aplica la animación <text:span text:style-name="Source_20_Text">ejemploAnimacion</text:span> a todos los elementos con la clase <text:span text:style-name="Source_20_Text">animacion</text:span>, haciéndolos pasar de transparencia total a opacidad completa en 2 segundos, repetidamente.</text:p>
        </text:list-item>
      </text:list>
      <text:h text:style-name="Heading_20_3" text:outline-level="3">Ejemplo en HTML y CSS</text:h>
      <text:p text:style-name="Standard">HTML</text:p>
      <text:p text:style-name="Standard"/>
      <text:p text:style-name="Standard">&lt;!DOCTYPE html&gt;<text:line-break/>&lt;html lang="es"&gt;<text:line-break/>&lt;head&gt;<text:line-break/> <text:s text:c="3"/>&lt;meta charset="UTF-8"&gt;<text:line-break/> <text:s text:c="3"/>&lt;title&gt;Ejemplo de Animación&lt;/title&gt;<text:line-break/> <text:s text:c="3"/>&lt;link rel="stylesheet" href="styles.css"&gt;<text:line-break/>&lt;/head&gt;<text:line-break/>&lt;body&gt;<text:line-break/> <text:s text:c="3"/>&lt;div class="animacion"&gt;Texto Animado&lt;/div&gt;<text:line-break/>&lt;/body&gt;<text:line-break/>&lt;/html&gt;<text:line-break/></text:p>
      <text:p text:style-name="Standard"/>
      <text:p text:style-name="Standard">CSS:</text:p>
      <text:p text:style-name="Standard"/>
      <text:p text:style-name="Standard">@keyframes ejemploAnimacion {<text:line-break/> <text:s text:c="3"/>from { opacity: 0; }<text:line-break/> <text:s text:c="3"/>to { opacity: 1; }<text:line-break/>}<text:line-break/><text:line-break/>.animacion {<text:line-break/> <text:s text:c="3"/>animation: ejemploAnimacion 2s infinite;<text:line-break/>}<text:line-break/></text:p>
      <text:h text:style-name="Heading_20_3" text:outline-level="3">Resultado</text:h>
      <text:p text:style-name="Text_20_body">El elemento <text:span text:style-name="Source_20_Text">&lt;div&gt;</text:span> con la clase <text:span text:style-name="Source_20_Text">animacion</text:span> se animará desde completamente transparente (opacidad 0) a completamente opaco (opacidad 1) en un ciclo de 2 segundos, y repetirá este ciclo indefinidamente.</text:p>
      <text:p text:style-name="Standard"><text:soft-page-break/></text:p>
      <text:h text:style-name="Heading_20_3" text:outline-level="3">Ejemplo de Animación Modificada</text:h>
      <text:h text:style-name="Heading_20_4" text:outline-level="4">Cambiar la posición y el color</text:h>
      <text:p text:style-name="Text_20_body"><text:span text:style-name="Strong_20_Emphasis">CSS:</text:span></text:p>
      <text:p text:style-name="Standard">@keyframes moverYCambiarColor {<text:line-break/> <text:s text:c="3"/>0% {<text:line-break/> <text:s text:c="7"/>transform: translateX(0);<text:line-break/> <text:s text:c="7"/>background-color: red;<text:line-break/> <text:s text:c="3"/>}<text:line-break/> <text:s text:c="3"/>50% {<text:line-break/> <text:s text:c="7"/>transform: translateX(100px);<text:line-break/> <text:s text:c="7"/>background-color: blue;<text:line-break/> <text:s text:c="3"/>}<text:line-break/> <text:s text:c="3"/>100% {<text:line-break/> <text:s text:c="7"/>transform: translateX(0);<text:line-break/> <text:s text:c="7"/>background-color: green;<text:line-break/> <text:s text:c="3"/>}<text:line-break/>}<text:line-break/><text:line-break/>.animacion {<text:line-break/> <text:s text:c="3"/>animation: moverYCambiarColor 4s infinite;<text:line-break/>}<text:line-break/></text:p>
      <text:p text:style-name="Standard"/>
      <text:p text:style-name="Standard">HTML:</text:p>
      <text:p text:style-name="Standard"/>
      <text:p text:style-name="Standard">&lt;!DOCTYPE html&gt;<text:line-break/>&lt;html lang="es"&gt;<text:line-break/>&lt;head&gt;<text:line-break/> <text:s text:c="3"/>&lt;meta charset="UTF-8"&gt;<text:line-break/> <text:s text:c="3"/>&lt;title&gt;Ejemplo de Animación&lt;/title&gt;<text:line-break/> <text:s text:c="3"/>&lt;link rel="stylesheet" href="styles.css"&gt;<text:line-break/>&lt;/head&gt;<text:line-break/>&lt;body&gt;<text:line-break/> <text:s text:c="3"/>&lt;div class="animacion"&gt;Texto Animado&lt;/div&gt;<text:line-break/>&lt;/body&gt;<text:line-break/>&lt;/html&gt;<text:line-break/></text:p>
      <text:h text:style-name="Heading_20_3" text:outline-level="3">Explicación</text:h>
      <text:list xml:id="list8830957458084755533" text:style-name="L7">
        <text:list-item>
          <text:p text:style-name="P7"><text:span text:style-name="Source_20_Text">@keyframes moverYCambiarColor { ... }</text:span>: Define una animación llamada <text:span text:style-name="Source_20_Text">moverYCambiarColor</text:span> que cambia la posición y el color de fondo de un elemento.</text:p>
          <text:list>
            <text:list-item>
              <text:p text:style-name="P7"><text:span text:style-name="Strong_20_Emphasis">0%</text:span>: La animación comienza con el elemento en la posición original (<text:span text:style-name="Source_20_Text">translateX(0)</text:span>) y el color de fondo rojo (<text:span text:style-name="Source_20_Text">background-color: red</text:span>).</text:p>
            </text:list-item>
            <text:list-item>
              <text:p text:style-name="P7"><text:span text:style-name="Strong_20_Emphasis">50%</text:span>: En la mitad de la animación, el elemento se mueve 100 píxeles a la derecha (<text:span text:style-name="Source_20_Text">translateX(100px)</text:span>) y el color de fondo cambia a azul (<text:span text:style-name="Source_20_Text">background-color: blue</text:span>).</text:p>
            </text:list-item>
            <text:list-item>
              <text:p text:style-name="P7"><text:soft-page-break/><text:span text:style-name="Strong_20_Emphasis">100%</text:span>: Al final de la animación, el elemento vuelve a la posición original (<text:span text:style-name="Source_20_Text">translateX(0)</text:span>) y el color de fondo cambia a verde (<text:span text:style-name="Source_20_Text">background-color: green</text:span>).</text:p>
            </text:list-item>
          </text:list>
        </text:list-item>
        <text:list-item>
          <text:p text:style-name="P7"><text:span text:style-name="Source_20_Text">.animacion { animation: moverYCambiarColor 4s infinite; }</text:span>: Aplica la animación <text:span text:style-name="Source_20_Text">moverYCambiarColor</text:span> a todos los elementos con la clase <text:span text:style-name="Source_20_Text">animacion</text:span>, haciendo que se muevan y cambien de color en un ciclo de 4 segundos, repetidamente.</text:p>
        </text:list-item>
      </text:list>
      <text:h text:style-name="Heading_20_3" text:outline-level="3">Resultado</text:h>
      <text:p text:style-name="Text_20_body">El elemento <text:span text:style-name="Source_20_Text">&lt;div&gt;</text:span> con la clase <text:span text:style-name="Source_20_Text">animacion</text:span> se moverá 100 píxeles a la derecha y cambiará de color de rojo a azul, y luego a verde, en un ciclo de 4 segundos, y repetirá este ciclo indefinidamente</text:p>
      <text:p text:style-name="Standard"/>
      <text:h text:style-name="Heading_20_3" text:outline-level="3">Ejemplo Adicional: Cambiar Tamaño y Rotar</text:h>
      <text:p text:style-name="Text_20_body">Vamos a modificar el código para que la animación cambie el tamaño y rote el elemento.</text:p>
      <text:p text:style-name="Text_20_body"><text:span text:style-name="Strong_20_Emphasis">CSS:</text:span></text:p>
      <text:p text:style-name="Standard"/>
      <text:p text:style-name="Standard">@keyframes cambiarTamanoYRotar {<text:line-break/> <text:s text:c="3"/>0% {<text:line-break/> <text:s text:c="7"/>transform: scale(1) rotate(0deg);<text:line-break/> <text:s text:c="3"/>}<text:line-break/> <text:s text:c="3"/>50% {<text:line-break/> <text:s text:c="7"/>transform: scale(1.5) rotate(180deg);<text:line-break/> <text:s text:c="3"/>}<text:line-break/> <text:s text:c="3"/>100% {<text:line-break/> <text:s text:c="7"/>transform: scale(1) rotate(360deg);<text:line-break/> <text:s text:c="3"/>}<text:line-break/>}<text:line-break/><text:line-break/>.animacion {<text:line-break/> <text:s text:c="3"/>animation: cambiarTamanoYRotar 3s infinite;<text:line-break/>}<text:line-break/></text:p>
      <text:p text:style-name="Standard">HTML:</text:p>
      <text:p text:style-name="Standard"/>
      <text:p text:style-name="Standard">&lt;!DOCTYPE html&gt;<text:line-break/>&lt;html lang="es"&gt;<text:line-break/>&lt;head&gt;<text:line-break/> <text:s text:c="3"/>&lt;meta charset="UTF-8"&gt;<text:line-break/> <text:s text:c="3"/>&lt;title&gt;Ejemplo de Animación&lt;/title&gt;<text:line-break/> <text:s text:c="3"/>&lt;link rel="stylesheet" href="styles.css"&gt;<text:line-break/>&lt;/head&gt;<text:line-break/>&lt;body&gt;<text:line-break/> <text:s text:c="3"/>&lt;div class="animacion"&gt;Texto Animado&lt;/div&gt;<text:line-break/>&lt;/body&gt;<text:line-break/>&lt;/html&gt;<text:line-break/></text:p>
      <text:h text:style-name="Heading_20_3" text:outline-level="3"><text:soft-page-break/>Explicación</text:h>
      <text:list xml:id="list7096588475117652078" text:style-name="L8">
        <text:list-item>
          <text:p text:style-name="P8"><text:span text:style-name="Source_20_Text">@keyframes cambiarTamanoYRotar { ... }</text:span>: Define una animación llamada <text:span text:style-name="Source_20_Text">cambiarTamanoYRotar</text:span> que cambia el tamaño y rota un elemento.</text:p>
          <text:list>
            <text:list-item>
              <text:p text:style-name="P8"><text:span text:style-name="Strong_20_Emphasis">0%</text:span>: La animación comienza con el elemento en tamaño original (<text:span text:style-name="Source_20_Text">scale(1)</text:span>) y sin rotación (<text:span text:style-name="Source_20_Text">rotate(0deg)</text:span>).</text:p>
            </text:list-item>
            <text:list-item>
              <text:p text:style-name="P8"><text:span text:style-name="Strong_20_Emphasis">50%</text:span>: En la mitad de la animación, el elemento aumenta su tamaño a 1.5 veces el original (<text:span text:style-name="Source_20_Text">scale(1.5)</text:span>) y rota 180 grados (<text:span text:style-name="Source_20_Text">rotate(180deg)</text:span>).</text:p>
            </text:list-item>
            <text:list-item>
              <text:p text:style-name="P8"><text:span text:style-name="Strong_20_Emphasis">100%</text:span>: Al final de la animación, el elemento vuelve a su tamaño original (<text:span text:style-name="Source_20_Text">scale(1)</text:span>) y rota 360 grados (<text:span text:style-name="Source_20_Text">rotate(360deg)</text:span>).</text:p>
            </text:list-item>
          </text:list>
        </text:list-item>
        <text:list-item>
          <text:p text:style-name="P8"><text:span text:style-name="Source_20_Text">.animacion { animation: cambiarTamanoYRotar 3s infinite; }</text:span>: Aplica la animación <text:span text:style-name="Source_20_Text">cambiarTamanoYRotar</text:span> a todos los elementos con la clase <text:span text:style-name="Source_20_Text">animacion</text:span>, haciendo que cambien de tamaño y roten en un ciclo de 3 segundos, repetidamente.</text:p>
        </text:list-item>
      </text:list>
      <text:h text:style-name="Heading_20_3" text:outline-level="3">Resultado</text:h>
      <text:p text:style-name="Text_20_body">El elemento <text:span text:style-name="Source_20_Text">&lt;div&gt;</text:span> con la clase <text:span text:style-name="Source_20_Text">animacion</text:span> aumentará su tamaño a 1.5 veces el original y rotará 360 grados en un ciclo de 3 segundos, y repetirá este ciclo indefinidamen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leon</meta:initial-creator>
    <meta:creation-date>2024-12-11T18:42:08.03</meta:creation-date>
    <dc:date>2024-12-11T18:47:50.69</dc:date>
    <dc:creator>luis leon</dc:creator>
    <meta:editing-duration>PT5M43S</meta:editing-duration>
    <meta:editing-cycles>1</meta:editing-cycles>
    <meta:generator>OpenOffice/4.1.14$Win32 OpenOffice.org_project/4114m1$Build-9811</meta:generator>
    <meta:document-statistic meta:table-count="0" meta:image-count="0" meta:object-count="0" meta:page-count="5" meta:paragraph-count="64" meta:word-count="891" meta:character-count="6044"/>
  </office:meta>
</office:document-meta>
</file>